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2AC35824D1EC95A35C.png" manifest:media-type="image/png"/>
  <manifest:file-entry manifest:full-path="Pictures/10000000000004B2000004240B40CEC6EE8F8D10.png" manifest:media-type="image/png"/>
  <manifest:file-entry manifest:full-path="Pictures/10000000000004B2000001BF0111560E9C38DE3C.png" manifest:media-type="image/png"/>
  <manifest:file-entry manifest:full-path="Pictures/10000000000004B20000035CBD9AD2074B512BF6.png" manifest:media-type="image/png"/>
  <manifest:file-entry manifest:full-path="Pictures/10000000000004B20000037C0CAB3BF790E7A090.png" manifest:media-type="image/png"/>
  <manifest:file-entry manifest:full-path="Pictures/10000000000004B20000035CC6B71627C2B82BCC.png" manifest:media-type="image/png"/>
  <manifest:file-entry manifest:full-path="Pictures/10000000000004B200000424306A852E039DAA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572cm" svg:height="2.413cm" svg:x="32.34cm" svg:y="10.16cm">
          <text:p text:style-name="P2">Record</text:p>
          <text:p text:style-name="P2">Management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572cm" svg:height="2.413cm" svg:x="32.386cm" svg:y="16.764cm">
          <text:p text:style-name="P2">Fast</text:p>
          <text:p text:style-name="P2">Scrolling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2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6.289cm" svg:y="31.269cm">
          <text:p text:style-name="P2">Buttons</text:p>
          <draw:enhanced-geometry svg:viewBox="0 0 21600 21600" draw:glue-points="10800 0 0 10800 10800 21600 21600 10800 ?f40 ?f41" draw:text-areas="0 0 21600 21600" draw:type="rectangular-callout" draw:modifiers="-3575.0328022493 -27262.9611411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25" draw:text-style-name="P2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8-14T14:39:09.359049696</dc:date>
    <meta:editing-duration>PT1H45M10S</meta:editing-duration>
    <meta:editing-cycles>13</meta:editing-cycles>
    <meta:generator>LibreOffice/6.0.3.2$Linux_X86_64 LibreOffice_project/00m0$Build-2</meta:generator>
    <meta:document-statistic meta:object-count="39"/>
  </office:meta>
</office:document-meta>
</file>